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72cm"/>
    </style:style>
    <style:style style:name="co2" style:family="table-column">
      <style:table-column-properties fo:break-before="auto" style:column-width="1.3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1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number-columns-repeated="7" table:default-cell-style-name="ce1"/>
        <table:table-column table:style-name="co3" table:default-cell-style-name="Default"/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Schnitt</text:p>
          </table:table-cell>
        </table:table-row>
        <table:table-row table:style-name="ro1">
          <table:table-cell office:value-type="string">
            <text:p>Medieninformatik/Bachelor</text:p>
          </table:table-cell>
          <table:table-cell office:value-type="string">
            <text:p>(MIB)</text:p>
          </table:table-cell>
          <table:table-cell office:value-type="float" office:value="21">
            <text:p>21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table:style-name="ce2" table:formula="of:=AVERAGE([.C2:.I2])" office:value-type="float" office:value="28.2857142857143">
            <text:p>28,3</text:p>
          </table:table-cell>
        </table:table-row>
        <table:table-row table:style-name="ro1">
          <table:table-cell office:value-type="string">
            <text:p>Medienkonzeption</text:p>
          </table:table-cell>
          <table:table-cell office:value-type="string">
            <text:p>(MKB)</text:p>
          </table:table-cell>
          <table:table-cell office:value-type="float" office:value="42">
            <text:p>42</text:p>
          </table:table-cell>
          <table:table-cell office:value-type="float" office:value="59">
            <text:p>59</text:p>
          </table:table-cell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table:style-name="ce2" table:formula="of:=AVERAGE([.C3:.I3])" office:value-type="float" office:value="41.2857142857143">
            <text:p>41,3</text:p>
          </table:table-cell>
        </table:table-row>
        <table:table-row table:style-name="ro2">
          <table:table-cell office:value-type="string">
            <text:p>OnlineMedien</text:p>
          </table:table-cell>
          <table:table-cell office:value-type="string">
            <text:p>(OMB)</text:p>
          </table:table-cell>
          <table:table-cell office:value-type="float" office:value="31">
            <text:p>31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  <table:table-cell table:style-name="ce2" table:formula="of:=AVERAGE([.C4:.I4])" office:value-type="float" office:value="33.7142857142857">
            <text:p>33,7</text:p>
          </table:table-cell>
        </table:table-row>
        <table:table-row table:style-name="ro2">
          <table:table-cell>
            <draw:frame table:end-cell-address="Tabelle1.J25" table:end-x="2.146cm" table:end-y="0.353cm" draw:z-index="0" draw:style-name="gr1" draw:text-style-name="P1" svg:width="13.052cm" svg:height="9.006cm" svg:x="5.171cm" svg:y="0.38cm">
              <draw:object draw:notify-on-update-of-ranges="Tabelle1.C1:Tabelle1.I1 Tabelle1.B2:Tabelle1.B2 Tabelle1.C2:Tabelle1.I2 Tabelle1.B3:Tabelle1.B3 Tabelle1.C3:Tabelle1.I3 Tabelle1.B4:Tabelle1.B4 Tabelle1.C4:Tabelle1.I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  <table:table-row table:style-name="ro2" table:number-rows-repeated="104857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7">07.06.2020</text:date>, <text:time>19:36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rka Dell'Oro-Friedl</meta:initial-creator>
    <meta:creation-date>2020-05-31T19:43:29.45</meta:creation-date>
    <dc:date>2020-06-07T19:36:16.60</dc:date>
    <dc:creator>Jirka Dell'Oro-Friedl</dc:creator>
    <meta:editing-duration>PT11M23S</meta:editing-duration>
    <meta:editing-cycles>2</meta:editing-cycles>
    <meta:generator>OpenOffice/4.1.5$Win32 OpenOffice.org_project/415m1$Build-9789</meta:generator>
    <meta:document-statistic meta:table-count="3" meta:cell-count="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053cm" svg:height="9.007cm" xlink:href=".." xlink:type="simple" chart:class="chart:bar" chart:style-name="ch1">
        <chart:legend chart:legend-position="end" svg:x="11.293cm" svg:y="3.667cm" style:legend-expansion="high" chart:style-name="ch2"/>
        <chart:plot-area chart:style-name="ch3" table:cell-range-address="Tabelle1.C1:Tabelle1.I4 Tabelle1.B2:Tabelle1.B4" chart:data-source-has-labels="both" svg:x="0.711cm" svg:y="0.855cm" svg:width="10.06cm" svg:height="7.552cm">
          <chartooo:coordinate-region svg:x="1.332cm" svg:y="1.067cm" svg:width="9.439cm" svg:height="6.667cm"/>
          <chart:axis chart:dimension="x" chart:name="primary-x" chart:style-name="ch4" chartooo:axis-type="auto">
            <chartooo:date-scale/>
            <chart:categories table:cell-range-address="Tabelle1.C1:Tabelle1.I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C2:Tabelle1.I2" chart:label-cell-address="Tabelle1.B2:Tabelle1.B2" chart:class="chart:bar">
            <chart:data-point chart:repeated="7"/>
          </chart:series>
          <chart:series chart:style-name="ch8" chart:values-cell-range-address="Tabelle1.C3:Tabelle1.I3" chart:label-cell-address="Tabelle1.B3:Tabelle1.B3" chart:class="chart:bar">
            <chart:data-point chart:repeated="7"/>
          </chart:series>
          <chart:series chart:style-name="ch9" chart:values-cell-range-address="Tabelle1.C4:Tabelle1.I4" chart:label-cell-address="Tabelle1.B4:Tabelle1.B4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Tabelle1.C1:Tabelle1.I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(MIB)</text:p>
                <draw:g>
                  <svg:desc>Tabelle1.B2:Tabelle1.B2</svg:desc>
                </draw:g>
              </table:table-cell>
              <table:table-cell office:value-type="float" office:value="21">
                <text:p>21</text:p>
                <draw:g>
                  <svg:desc>Tabelle1.C2:Tabelle1.I2</svg:desc>
                </draw:g>
              </table:table-cell>
              <table:table-cell office:value-type="float" office:value="54">
                <text:p>54</text:p>
              </table:table-cell>
              <table:table-cell office:value-type="float" office:value="19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(MKB)</text:p>
                <draw:g>
                  <svg:desc>Tabelle1.B3:Tabelle1.B3</svg:desc>
                </draw:g>
              </table:table-cell>
              <table:table-cell office:value-type="float" office:value="42">
                <text:p>42</text:p>
                <draw:g>
                  <svg:desc>Tabelle1.C3:Tabelle1.I3</svg:desc>
                </draw:g>
              </table:table-cell>
              <table:table-cell office:value-type="float" office:value="59">
                <text:p>59</text:p>
              </table:table-cell>
              <table:table-cell office:value-type="float" office:value="29">
                <text:p>29</text:p>
              </table:table-cell>
              <table:table-cell office:value-type="float" office:value="43">
                <text:p>43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(OMB)</text:p>
                <draw:g>
                  <svg:desc>Tabelle1.B4:Tabelle1.B4</svg:desc>
                </draw:g>
              </table:table-cell>
              <table:table-cell office:value-type="float" office:value="31">
                <text:p>31</text:p>
                <draw:g>
                  <svg:desc>Tabelle1.C4:Tabelle1.I4</svg:desc>
                </draw:g>
              </table:table-cell>
              <table:table-cell office:value-type="float" office:value="61">
                <text:p>61</text:p>
              </table:table-cell>
              <table:table-cell office:value-type="float" office:value="26">
                <text:p>26</text:p>
              </table:table-cell>
              <table:table-cell office:value-type="float" office:value="36">
                <text:p>36</text:p>
              </table:table-cell>
              <table:table-cell office:value-type="float" office:value="13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